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25a64d"/>
    </style:style>
    <style:style style:name="P3" style:family="paragraph" style:parent-style-name="Text_20_body">
      <style:text-properties officeooo:paragraph-rsid="02388c54"/>
    </style:style>
    <style:style style:name="P4" style:family="paragraph" style:parent-style-name="Text_20_body">
      <style:text-properties officeooo:paragraph-rsid="02039fb3"/>
    </style:style>
    <style:style style:name="P5" style:family="paragraph" style:parent-style-name="Text_20_body">
      <style:text-properties officeooo:paragraph-rsid="0228112a"/>
    </style:style>
    <style:style style:name="P6" style:family="paragraph" style:parent-style-name="Text_20_body">
      <style:text-properties officeooo:paragraph-rsid="02388c54"/>
    </style:style>
    <style:style style:name="P7" style:family="paragraph" style:parent-style-name="Text_20_body">
      <style:text-properties officeooo:paragraph-rsid="02444411"/>
    </style:style>
    <style:style style:name="P8" style:family="paragraph" style:parent-style-name="Text_20_body">
      <style:text-properties officeooo:paragraph-rsid="023171de"/>
    </style:style>
    <style:style style:name="P9" style:family="paragraph" style:parent-style-name="Text_20_body">
      <style:text-properties officeooo:rsid="0245e2f7" officeooo:paragraph-rsid="0245e2f7"/>
    </style:style>
    <style:style style:name="P10" style:family="paragraph" style:parent-style-name="Text_20_body">
      <style:text-properties officeooo:paragraph-rsid="0246ad2f"/>
    </style:style>
    <style:style style:name="P11" style:family="paragraph" style:parent-style-name="Text_20_body">
      <style:text-properties officeooo:paragraph-rsid="0242f357"/>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66356" style:font-weight-asian="bold" style:font-weight-complex="bold"/>
    </style:style>
    <style:style style:name="T7" style:family="text">
      <style:text-properties fo:font-weight="bold" officeooo:rsid="0228abd6" style:font-weight-asian="bold" style:font-weight-complex="bold"/>
    </style:style>
    <style:style style:name="T8" style:family="text">
      <style:text-properties fo:font-weight="bold" officeooo:rsid="022b58ca" style:font-weight-asian="bold" style:font-weight-complex="bold"/>
    </style:style>
    <style:style style:name="T9" style:family="text">
      <style:text-properties fo:font-weight="bold" officeooo:rsid="022fd8d1" style:font-weight-asian="bold" style:font-weight-complex="bold"/>
    </style:style>
    <style:style style:name="T10" style:family="text">
      <style:text-properties fo:font-weight="bold" officeooo:rsid="022481b4" style:font-weight-asian="bold" style:font-weight-complex="bold"/>
    </style:style>
    <style:style style:name="T11" style:family="text">
      <style:text-properties fo:font-weight="bold" officeooo:rsid="0241a9fd" style:font-weight-asian="bold" style:font-weight-complex="bold"/>
    </style:style>
    <style:style style:name="T12" style:family="text">
      <style:text-properties fo:font-weight="bold" officeooo:rsid="023171de" style:font-weight-asian="bold" style:font-weight-complex="bold"/>
    </style:style>
    <style:style style:name="T13" style:family="text">
      <style:text-properties fo:font-weight="bold" officeooo:rsid="02444411" style:font-weight-asian="bold" style:font-weight-complex="bold"/>
    </style:style>
    <style:style style:name="T14" style:family="text">
      <style:text-properties fo:font-weight="bold" officeooo:rsid="0245e2f7" style:font-weight-asian="bold" style:font-weight-complex="bold"/>
    </style:style>
    <style:style style:name="T15" style:family="text">
      <style:text-properties fo:font-weight="bold" officeooo:rsid="0246ad2f" style:font-weight-asian="bold" style:font-weight-complex="bold"/>
    </style:style>
    <style:style style:name="T16" style:family="text">
      <style:text-properties fo:font-weight="bold" officeooo:rsid="0242f357" style:font-weight-asian="bold" style:font-weight-complex="bold"/>
    </style:style>
    <style:style style:name="T17" style:family="text">
      <style:text-properties fo:font-weight="bold" officeooo:rsid="02482797"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22481b4" style:font-weight-asian="normal" style:font-weight-complex="normal"/>
    </style:style>
    <style:style style:name="T20" style:family="text">
      <style:text-properties fo:font-weight="normal" officeooo:rsid="022b58ca" style:font-weight-asian="normal" style:font-weight-complex="normal"/>
    </style:style>
    <style:style style:name="T21" style:family="text">
      <style:text-properties fo:font-weight="normal" officeooo:rsid="022d0e3a" style:font-weight-asian="normal" style:font-weight-complex="normal"/>
    </style:style>
    <style:style style:name="T22" style:family="text">
      <style:text-properties fo:font-weight="normal" officeooo:rsid="02266356" style:font-weight-asian="normal" style:font-weight-complex="normal"/>
    </style:style>
    <style:style style:name="T23" style:family="text">
      <style:text-properties fo:font-weight="normal" officeooo:rsid="023171de" style:font-weight-asian="normal" style:font-weight-complex="normal"/>
    </style:style>
    <style:style style:name="T24" style:family="text">
      <style:text-properties fo:font-weight="normal" officeooo:rsid="0240633b" style:font-weight-asian="normal" style:font-weight-complex="normal"/>
    </style:style>
    <style:style style:name="T25" style:family="text">
      <style:text-properties fo:font-weight="normal" officeooo:rsid="0241a9fd" style:font-weight-asian="normal" style:font-weight-complex="normal"/>
    </style:style>
    <style:style style:name="T26" style:family="text">
      <style:text-properties fo:font-weight="normal" officeooo:rsid="0242f357" style:font-weight-asian="normal" style:font-weight-complex="normal"/>
    </style:style>
    <style:style style:name="T27" style:family="text">
      <style:text-properties fo:font-weight="normal" officeooo:rsid="02444411" style:font-weight-asian="normal" style:font-weight-complex="normal"/>
    </style:style>
    <style:style style:name="T28" style:family="text">
      <style:text-properties fo:font-weight="normal" officeooo:rsid="0245ba4a" style:font-weight-asian="normal" style:font-weight-complex="normal"/>
    </style:style>
    <style:style style:name="T29" style:family="text">
      <style:text-properties fo:font-weight="normal" officeooo:rsid="0245e2f7" style:font-weight-asian="normal" style:font-weight-complex="normal"/>
    </style:style>
    <style:style style:name="T30" style:family="text">
      <style:text-properties fo:font-weight="normal" officeooo:rsid="0246ad2f" style:font-weight-asian="normal" style:font-weight-complex="normal"/>
    </style:style>
    <style:style style:name="T31" style:family="text">
      <style:text-properties fo:font-weight="normal" officeooo:rsid="02482797" style:font-weight-asian="normal" style:font-weight-complex="normal"/>
    </style:style>
    <style:style style:name="T32" style:family="text">
      <style:text-properties officeooo:rsid="00e51007"/>
    </style:style>
    <style:style style:name="T33" style:family="text">
      <style:text-properties officeooo:rsid="022481b4"/>
    </style:style>
    <style:style style:name="T34" style:family="text">
      <style:text-properties officeooo:rsid="022fd8d1"/>
    </style:style>
    <style:style style:name="T35" style:family="text">
      <style:text-properties officeooo:rsid="0240633b"/>
    </style:style>
    <style:style style:name="T36" style:family="text">
      <style:text-properties officeooo:rsid="0241a9fd"/>
    </style:style>
    <style:style style:name="T37" style:family="text">
      <style:text-properties style:text-position="super 58%"/>
    </style:style>
    <style:style style:name="T38" style:family="text">
      <style:text-properties style:text-position="super 58%" fo:font-weight="bold" officeooo:rsid="0242f357" style:font-weight-asian="bold" style:font-weight-complex="bold"/>
    </style:style>
    <style:style style:name="T39" style:family="text">
      <style:text-properties officeooo:rsid="02444411"/>
    </style:style>
    <style:style style:name="T40" style:family="text">
      <style:text-properties officeooo:rsid="0245e2f7"/>
    </style:style>
    <style:style style:name="T41" style:family="text">
      <style:text-properties officeooo:rsid="0246ad2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5">2 May</text:span> 201<text:span text:style-name="T34">8</text:span> transmission <text:span text:style-name="T35">3/4 May 2018</text:span></text:p>
      <text:p text:style-name="P4"><text:span text:style-name="T2">[0]</text:span><text:span text:style-name="T32"> Calling all students! If you’re doing an essay about information technology and its role in the modern distopia, well come and have a load of this for free, because we are IT Stuff and that is our mission. And the stuff crew with all the stuff are Kriss Edafe and Shi. Er, in other student news, looks like the brand new </text:span>Office for Students website <text:span text:style-name="T36">has gone live -- and all the text is boilerplate. Oopsie. Instead of Lorem Ipsum it’s weird stuff like “Do you love reindeer?”</text:span></text:p>
      <text:p text:style-name="P5"><text:span text:style-name="T5">[</text:span><text:span text:style-name="T7">2</text:span><text:span text:style-name="T6"> Min]</text:span><text:span text:style-name="T22"> </text:span><text:span text:style-name="T25">Right let’s get on. So what’s in the show today? well in the spirit of the local elections let’s do this democratically. So what we’re looking for is the perfect IT Stuff combo, we want </text:span><text:span text:style-name="T11">Fail and Funny</text:span><text:span text:style-name="T25">. So, </text:span><text:span text:style-name="T27">let’s play Fail and Funny!</text:span></text:p>
      <text:p text:style-name="P7"><text:span text:style-name="T25">TSB Bank down more than a week so far, Fail? Funny? </text:span><text:span text:style-name="T30">Nintendo Switch Hacked!</text:span><text:span text:style-name="T25"><text:line-break/></text:span><text:span text:style-name="T26">Stack Overflow! Drupal? The RAND corp says AI could trigger a nuclear apocalypse by 2040! </text:span><text:span text:style-name="T30">Bookies using AI to keep people gambling! </text:span><text:span text:style-name="T29">PC Recycler gets 15 months in prison for selling Windows restore disks! </text:span><text:span text:style-name="T30">Billy Mitchell the Donkey Kong guy banned for cheating!</text:span></text:p>
      <text:p text:style-name="P7"><text:span text:style-name="T26">Hackers stole a casino’s database through the fishtank in the lobby? “hacked via a thermometer in an aquarium in the lobby. </text:span>The attackers used that to get a foothold in the network They then found the high-roller database and then pulled that back across the network, out the thermostat, and up to the cloud." <text:span text:style-name="T41">[ding!] Steam Spy shutting down</text:span></text:p>
      <text:p text:style-name="P10"><text:span text:style-name="T27">Fail &amp; Funny, let’s try the weird billionaire club. Jeff </text:span><text:span text:style-name="T26">Bezos and </text:span><text:span text:style-name="T27">the</text:span><text:span text:style-name="T26"> weird meetings </text:span><text:span text:style-name="T27">at Amazon</text:span><text:span text:style-name="T26">? Elon Musk boring </text:span><text:span text:style-name="T27">for cyclists</text:span><text:span text:style-name="T26">? What’s Zuck been up to? </text:span><text:span text:style-name="T27">Zucky Cushion? </text:span><text:span text:style-name="T25">Facebook </text:span><text:span text:style-name="T30">Hate Speech button! Facebook </text:span><text:span text:style-name="T29">Dating</text:span><text:span text:style-name="T25">! </text:span></text:p>
      <text:p text:style-name="P8"><text:span text:style-name="T12">[</text:span><text:span text:style-name="T13">12</text:span><text:span text:style-name="T12"> Min]</text:span><text:span text:style-name="T23"> </text:span><text:span text:style-name="T28">if you thought Facebook was bad, how about the story of how the cops made an arrest in the case of the Golden State Killer after 30 years. They uploaded the DNA profile to a commercial geneology site which offers to match you up with people you might be related to... and bingo! a match with someone researching her family tree, so they looked at her family tree to find people of the right age in the right place, and went round this guy’s house, and snatched his dna from something like a fag end or a plastic cup in his rubbish, and now he’s been arrested </text:span><text:span text:style-name="T29">for a dozen murders 45 rapes and 120 burglaries. </text:span><text:span text:style-name="T28">Except this was the second attempt, it turns out they previously put some other innocent old guy through hell before clearing him. </text:span><text:span text:style-name="T29">So do we think GEDmatch’s privacy policy is GDPR compliant?</text:span></text:p>
      <text:p text:style-name="P3"><text:span text:style-name="T6">[1</text:span><text:span text:style-name="T8">4</text:span><text:span text:style-name="T6"> Min]</text:span><text:span text:style-name="T22"> </text:span><text:span text:style-name="T20">You're listening to IT Stuff </text:span><text:span text:style-name="T21">here </text:span><text:span text:style-name="T20">on BCB Radio, </text:span><text:span text:style-name="T24">and if you haven’t turned off yet, congratulations on your high pain threshold. Or you might be deaf, that’s good too. Let’s get on!</text:span></text:p>
      <text:p text:style-name="P3"><text:span text:style-name="T3">[</text:span><text:span text:style-name="T4">1</text:span><text:span text:style-name="T9">5</text:span><text:span text:style-name="T4"> Min] </text:span><text:span text:style-name="T19">WORLD OF STUFF http://radiooooo.com/<text:line-break/></text:span></text:p>
      <text:p text:style-name="P9"><text:span text:style-name="T10">[</text:span><text:span text:style-name="T1">20 Min]</text:span><text:span text:style-name="T18"> YOUPOOP https://www.youtube.com/watch?v=_u9jjcbgMpk</text:span></text:p>
      <text:p text:style-name="P11"><text:span text:style-name="T10">[</text:span><text:span text:style-name="T16">2</text:span><text:span text:style-name="T14">2</text:span><text:span text:style-name="T16"> Min] Local Events - badonkadonk next week Weds 9</text:span><text:span text:style-name="T38">th</text:span><text:span text:style-name="T16"> May upstairs in Turls Green; and Coder Dojo <text:s/>Saturday 19</text:span><text:span text:style-name="T38">th</text:span><text:span text:style-name="T16"> May (update yer website! </text:span><text:a xlink:type="simple" xlink:href="https://bradford-coderdojo.github.io/" text:style-name="Internet_20_link" text:visited-style-name="Visited_20_Internet_20_Link"><text:span text:style-name="T16">https://bradford-coderdojo.github.io/</text:span></text:a><text:span text:style-name="T13">) blog from the last session ;) Feral Vector </text:span><text:a xlink:type="simple" xlink:href="http://feral-vector.com/" office:target-frame-name="_blank" xlink:show="new" text:style-name="Internet_20_link" text:visited-style-name="Visited_20_Internet_20_Link">http://feral-vector.com/</text:a> 31st may</text:p>
      <text:p text:style-name="P2"><text:span text:style-name="T3">[</text:span><text:span text:style-name="T4">2</text:span><text:span text:style-name="T8">5</text:span><text:span text:style-name="T4"> Min] </text:span><text:span text:style-name="T30">So at the end of the show let’s say farewell to this month’s defunct stuff, Maplin we’ll miss you, and the Windows stuff that’s being killed off in the new Windows 10 release - homegroups, phone companion, help viewer and Groove Music :(</text:span><text:span text:style-name="T15"><text:line-break/></text:span><text:span text:style-name="T4">Musicstuffs</text:span><text:bookmark text:name="eow-title"/><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5-02T16:16:53.611437324</dc:date>
    <meta:editing-duration>PT13H26M29S</meta:editing-duration>
    <meta:editing-cycles>104</meta:editing-cycles>
    <meta:generator>LibreOffice/6.0.2.1.0$Linux_X86_64 LibreOffice_project/00m0$Build-1</meta:generator>
    <meta:document-statistic meta:table-count="0" meta:image-count="0" meta:object-count="0" meta:page-count="1" meta:paragraph-count="12" meta:word-count="574" meta:character-count="3282" meta:non-whitespace-character-count="2716"/>
  </office:meta>
</office:document-meta>
</file>